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50%"/>
      <style:text-properties officeooo:rsid="00025992" officeooo:paragraph-rsid="00025992"/>
    </style:style>
    <style:style style:name="P2" style:family="paragraph" style:parent-style-name="Text_20_body">
      <style:paragraph-properties fo:line-height="150%" fo:text-align="start" style:justify-single-word="false"/>
      <style:text-properties officeooo:rsid="00065dc3" officeooo:paragraph-rsid="00065dc3"/>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text-properties officeooo:rsid="0005beaf" officeooo:paragraph-rsid="0005beaf"/>
    </style:style>
    <style:style style:name="P5" style:family="paragraph" style:parent-style-name="Heading_20_1">
      <style:paragraph-properties fo:text-align="center" style:justify-single-word="false" fo:break-before="page"/>
      <style:text-properties fo:language="en" fo:country="US" officeooo:rsid="00065dc3" officeooo:paragraph-rsid="00065dc3"/>
    </style:style>
    <style:style style:name="P6" style:family="paragraph" style:parent-style-name="Text_20_body">
      <style:paragraph-properties fo:line-height="150%" fo:text-align="start" style:justify-single-word="false"/>
      <style:text-properties officeooo:rsid="0005beaf" officeooo:paragraph-rsid="00085788"/>
    </style:style>
    <style:style style:name="T1" style:family="text">
      <style:text-properties fo:language="de" fo:country="DE"/>
    </style:style>
    <style:style style:name="T2" style:family="text">
      <style:text-properties fo:language="de" fo:country="DE" officeooo:rsid="0002d144"/>
    </style:style>
    <style:style style:name="T3" style:family="text">
      <style:text-properties fo:language="de" fo:country="DE" officeooo:rsid="0002d5bb"/>
    </style:style>
    <style:style style:name="T4" style:family="text">
      <style:text-properties fo:language="en" fo:country="US"/>
    </style:style>
    <style:style style:name="T5" style:family="text">
      <style:text-properties fo:language="en" fo:country="US"/>
    </style:style>
    <style:style style:name="T6" style:family="text">
      <style:text-properties fo:language="en" fo:country="US" officeooo:rsid="00085788"/>
    </style:style>
    <style:style style:name="T7" style:family="text">
      <style:text-properties fo:language="en" fo:country="US" officeooo:rsid="0009fa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Zusammenfassung</text:h>
      <text:p text:style-name="P1">Heutzutage sind <text:span text:style-name="T1">komplexe</text:span> Lagerh<text:span text:style-name="T1">äuser in fast jedem großen Unternehmen die Norm. </text:span><text:span text:style-name="T4">Mit dem Ziel den </text:span><text:span text:style-name="T1">Gewinn zu maximieren, </text:span><text:span text:style-name="T4">streben sie auf eine m</text:span><text:span text:style-name="T1">öglichst große Produktion und riesige Lagerhäuser zu. Dabei wird oft die Komplexität des laufendes Betriebes unterschätzt und es kommt zu teuren Fehlern. Das Automatisierte-Kommissionierungs-System (AKS) soll den Teil der Lagerung von versandbereiten Paketen automatisieren und vereinfachen. Die Lagerung erfolgt vertikal, wodurch mithilfe der Schwerkraft die Anzahl von beweglichen Komponenten reduziert wird. Die Ausgabe erfolgt halbautomatisch, kann allerdings bei Integration, von im Prozess später ablaufenden Anwendungen, vollautomatisiert werden. </text:span><text:span text:style-name="T2">Das AKS verfügt über eine Statusanzeige und ein mit Live-Daten ausgestatteten User Interface (UI), dass den Operatoren einen genauen Einblick in den Ablauf des Systems </text:span><text:span text:style-name="T3">und die Verzögerungen sowie die vorkommenden Fehler </text:span><text:span text:style-name="T2">gibt.</text:span></text:p>
      <text:p text:style-name="P1"><text:span text:style-name="T2"/></text:p>
      <text:h text:style-name="P4" text:outline-level="1">Abstract</text:h>
      <text:p text:style-name="P6">Nowadays complex warehouses are a part of every big company. <text:span text:style-name="T6">These companies increasingly desire their production sites to be as large as possible in order to maximize profit. </text:span>This and the fact<text:span text:style-name="T4"> </text:span><text:span text:style-name="T6">that</text:span><text:span text:style-name="T4"> </text:span>the overall operation complexity increases with the size of the production site leads to costly problems that hinder the efficiency of the production process if not addressed with adequate <text:span text:style-name="T4">measures. Automation </text:span><text:span text:style-name="T6">s</text:span><text:span text:style-name="T4">ystems do not only improve efficiency by reducing space needs and increasing the speed with which tasks can be performed, but also reduce cost in the long run. The Automated Commissioning System (ACS) aims to </text:span><text:span text:style-name="T6">achieve these goals</text:span><text:span text:style-name="T4"> by offering an </text:span><text:span text:style-name="T6">i</text:span><text:span text:style-name="T4">ssue </text:span><text:span text:style-name="T6">s</text:span><text:span text:style-name="T4">torage </text:span><text:span text:style-name="T6">s</text:span><text:span text:style-name="T4">olution. Packages are stored inside of racks </text:span><text:span text:style-name="T6">vertically, with the packages of greatest priority stored at the bottom.</text:span><text:span text:style-name="T4"> Packages </text:span><text:span text:style-name="T6">are</text:span><text:span text:style-name="T4"> </text:span><text:span text:style-name="T4">dispensed</text:span><text:span text:style-name="T4"> </text:span><text:span text:style-name="T6">from the bottom of the rack</text:span><text:span text:style-name="T4"> </text:span><text:span text:style-name="T4">by a motion system if</text:span><text:span text:style-name="T4"> </text:span><text:span text:style-name="T6">commanded by</text:span><text:span text:style-name="T4"> </text:span><text:span text:style-name="T6">an</text:span><text:span text:style-name="T4"> operator. The status of ACS and the </text:span><text:span text:style-name="T6">ongoing</text:span><text:span text:style-name="T4"> processes gets updated in real time and is displayed on a Graphical User </text:span><text:span text:style-name="T7">k</text:span><text:span text:style-name="T4">Interface (GUI), which is part of the computer that runs the system.</text:span></text:p>
      <text:h text:style-name="P5" text:outline-level="1">Problemstellung</text:h>
      <text:p text:style-name="P2"><text:span text:style-name="T4">Es soll ein System entwickelt werden, dass Pakete sortieren, lagern und bei </text:span><text:span text:style-name="T1">B</text:span><text:span text:style-name="T4">edarf auswerfen kann. </text:span><text:span text:style-name="T1">Das System soll aus einem Computerprogramm bestehen, dass für alle von dem System durchführbaren Funktionen besteht und die Durchführung dieser koordiniert. Das Hauptprogramm soll mit einem User-Interface ausgestattet sein, mit dem der Benützer auf den Ablauf des Programms Zugriff haben soll. Aufträge für den Auswurf von Paketen innerhalb einer bestimmten Zeit sollen im User-Interface erstellt werden. Diese Aufträge sollen vom Programm verarbeitet werden und es soll ein möglichst effizienter Programmablauf generiert werden der an den Benutzer weitergegeben werden sol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8:34:36.332000000</meta:creation-date>
    <dc:date>2024-03-04T08:55:48.507000000</dc:date>
    <meta:editing-duration>PT3H38M58S</meta:editing-duration>
    <meta:editing-cycles>8</meta:editing-cycles>
    <meta:generator>LibreOffice/7.6.4.1$Windows_X86_64 LibreOffice_project/e19e193f88cd6c0525a17fb7a176ed8e6a3e2aa1</meta:generator>
    <meta:document-statistic meta:table-count="0" meta:image-count="0" meta:object-count="0" meta:page-count="3" meta:paragraph-count="6" meta:word-count="394" meta:character-count="2694" meta:non-whitespace-character-count="2306"/>
  </office:meta>
</office:document-meta>
</file>